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280000001E0CAC4C017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-10%" draw:contrast="0%" draw:gamma="100%" draw:red="0%" draw:green="0%" draw:blue="0%" fo:clip="rect(0cm, 0cm, 3.319cm, 0cm)" draw:image-opacity="100%" style:mirror="none" style:protect="position size"/>
    </style:style>
    <style:style style:name="gr2" style:family="graphic" style:parent-style-name="standard">
      <style:graphic-properties draw:stroke="none" draw:fill="solid" draw:fill-color="#c0c0c0" draw:textarea-horizontal-align="justify" draw:textarea-vertical-align="middle" draw:auto-grow-height="false"/>
    </style:style>
    <style:style style:name="gr3" style:family="graphic" style:parent-style-name="measure" style:list-style-name="L1">
      <style:graphic-properties draw:textarea-vertical-align="middle" draw:line-distance="0.3cm"/>
    </style:style>
    <style:style style:name="gr4" style:family="graphic" style:parent-style-name="measure" style:list-style-name="L1">
      <style:graphic-properties svg:stroke-width="0.003cm" svg:stroke-color="#ffffff" draw:marker-start="Small_20_Arrow" draw:marker-start-width="0.104cm" draw:marker-end="Small_20_Arrow" draw:marker-end-width="0.104cm" draw:textarea-vertical-align="middle" fo:padding-top="0.025cm" fo:padding-bottom="0.025cm" fo:padding-left="0.1cm" fo:padding-right="0.1cm" draw:line-distance="0.5cm"/>
    </style:style>
    <style:style style:name="gr5" style:family="graphic" style:parent-style-name="measure" style:list-style-name="L1">
      <style:graphic-properties svg:stroke-width="0.003cm" svg:stroke-color="#ffffff" draw:marker-start="Small_20_Arrow" draw:marker-start-width="0.104cm" draw:marker-end="Small_20_Arrow" draw:marker-end-width="0.104cm" draw:textarea-vertical-align="middle" fo:padding-top="0.025cm" fo:padding-bottom="0.025cm" fo:padding-left="0.2cm" fo:padding-right="0.2cm" draw:line-distance="0.45cm"/>
    </style:style>
    <style:style style:name="gr6" style:family="graphic" style:parent-style-name="measure" style:list-style-name="L1">
      <style:graphic-properties svg:stroke-width="0.003cm" svg:stroke-color="#ffffff" draw:marker-start="Small_20_Arrow" draw:marker-start-width="0.104cm" draw:marker-end="Small_20_Arrow" draw:marker-end-width="0.104cm" draw:textarea-vertical-align="middle" fo:padding-top="0.025cm" fo:padding-bottom="0.025cm" draw:line-distance="0.6cm" draw:placing="below"/>
    </style:style>
    <style:style style:name="gr7" style:family="graphic" style:parent-style-name="measure" style:list-style-name="L1">
      <style:graphic-properties svg:stroke-width="0.003cm" svg:stroke-color="#ffffff" draw:marker-start="Small_20_Arrow" draw:marker-start-width="0.104cm" draw:marker-end="Small_20_Arrow" draw:marker-end-width="0.104cm" draw:textarea-vertical-align="middle" fo:padding-top="0.025cm" fo:padding-bottom="0.025cm" fo:padding-left="0.1cm" fo:padding-right="0.1cm" draw:line-distance="0.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4pt" style:font-style-asian="normal" style:font-weight-asian="normal" style:font-family-complex="'Lohit Hindi'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4pt" style:font-style-asian="normal" style:font-weight-asian="normal" style:font-family-complex="'Lohit Hindi'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frame draw:style-name="gr1" draw:text-style-name="P1" draw:layer="layout" svg:width="13.6cm" svg:height="8.2cm" svg:x="3.3cm" svg:y="16.45cm">
          <draw:image xlink:href="Pictures/1000000000000280000001E0CAC4C017.png" xlink:type="simple" xlink:show="embed" xlink:actuate="onLoad">
            <text:p/>
          </draw:image>
        </draw:frame>
        <draw:custom-shape draw:style-name="gr2" draw:text-style-name="P1" draw:layer="layout" svg:width="1.4cm" svg:height="0.5cm" svg:x="9.1cm" svg:y="23.25cm">
          <text:p/>
          <draw:enhanced-geometry svg:viewBox="0 0 21600 21600" draw:type="rectangle" draw:enhanced-path="M 0 0 L 21600 0 21600 21600 0 21600 0 0 Z N"/>
        </draw:custom-shape>
        <draw:measure draw:style-name="gr3" draw:text-style-name="P2" draw:layer="measurelines" svg:x1="5.8cm" svg:y1="24.15cm" svg:x2="13.8cm" svg:y2="24.15cm">
          <text:p text:style-name="P2"><text:span text:style-name="T1"><text:measure text:kind="gap"/></text:span><text:span text:style-name="T1"><text:measure text:kind="value">4</text:measure></text:span><text:span text:style-name="T1"><text:measure text:kind="unit">mm</text:measure></text:span><text:span text:style-name="T1"><text:measure text:kind="gap"/></text:span></text:p>
        </draw:measure>
        <draw:measure draw:style-name="gr4" draw:text-style-name="P2" draw:layer="measurelines" svg:x1="10.65cm" svg:y1="18.25cm" svg:x2="15.45cm" svg:y2="18.3cm">
          <text:p text:style-name="P2"><text:span text:style-name="T2"><text:measure text:kind="gap"/></text:span><text:span text:style-name="T2"><text:measure text:kind="value">2,4</text:measure></text:span><text:span text:style-name="T2"><text:measure text:kind="unit">mm</text:measure></text:span><text:span text:style-name="T2"><text:measure text:kind="gap"/></text:span></text:p>
        </draw:measure>
        <draw:measure draw:style-name="gr5" draw:text-style-name="P2" draw:layer="layout" svg:x1="5.1cm" svg:y1="17.85cm" svg:x2="10.35cm" svg:y2="17.85cm">
          <text:p text:style-name="P2"><text:span text:style-name="T2"><text:measure text:kind="gap"/></text:span><text:span text:style-name="T2"><text:measure text:kind="value">2,63</text:measure></text:span><text:span text:style-name="T2"><text:measure text:kind="unit">mm</text:measure></text:span><text:span text:style-name="T2"><text:measure text:kind="gap"/></text:span></text:p>
        </draw:measure>
        <draw:measure draw:style-name="gr6" draw:text-style-name="P2" draw:layer="layout" svg:x1="5.2cm" svg:y1="17.75cm" svg:x2="5.2cm" svg:y2="22.6cm">
          <text:p text:style-name="P2"><text:span text:style-name="T2"><text:measure text:kind="gap"/></text:span><text:span text:style-name="T2"><text:measure text:kind="value">2,43</text:measure></text:span><text:span text:style-name="T2"><text:measure text:kind="unit">mm</text:measure></text:span><text:span text:style-name="T2"><text:measure text:kind="gap"/></text:span></text:p>
        </draw:measure>
        <draw:measure draw:style-name="gr7" draw:text-style-name="P2" draw:layer="layout" svg:x1="15.35cm" svg:y1="18.2cm" svg:x2="15.3cm" svg:y2="22.6cm">
          <text:p text:style-name="P2"><text:span text:style-name="T2"><text:measure text:kind="gap"/></text:span><text:span text:style-name="T2"><text:measure text:kind="value">2,2</text:measure></text:span><text:span text:style-name="T2"><text:measure text:kind="unit">mm</text:measure></text:span><text:span text:style-name="T2"><text:measure text:kind="gap"/></text:span></text:p>
        </draw:measur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Small_20_Arrow" draw:display-name="Small Arrow" svg:viewBox="0 0 1321 3493" svg:d="m1321 3493h-1321l702-349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31T21:48:03</meta:creation-date>
    <dc:date>2012-10-31T15:01:21</dc:date>
    <meta:editing-duration>PT27M9S</meta:editing-duration>
    <meta:editing-cycles>7</meta:editing-cycles>
    <meta:generator>LibreOffice/3.4$Linux LibreOffice_project/340m1$Build-402</meta:generator>
    <meta:document-statistic meta:object-count="7"/>
  </office:meta>
</office:document-meta>
</file>